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32pt" style:font-size-complex="32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style:font-name="Liberation Serif" fo:font-size="32pt" style:font-size-asian="32pt" style:font-size-complex="32pt"/>
    </style:style>
    <style:style style:name="T3" style:family="text">
      <style:text-properties style:font-name="Liberation Mon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SS<text:line-break/>(part 2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ext formatting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color, background-color</text:span></text:p>
              </text:list-item>
              <text:list-item>
                <text:p text:style-name="P2"><text:span text:style-name="T1">text-align - center, left, right, justify</text:span></text:p>
              </text:list-item>
              <text:list-item>
                <text:p text:style-name="P2"><text:span text:style-name="T1">direction, unicode-bidi</text:span></text:p>
              </text:list-item>
              <text:list-item>
                <text:p text:style-name="P2"><text:span text:style-name="T1">vertical-align - top, middle, bottom</text:span></text:p>
              </text:list-item>
              <text:list-item>
                <text:p text:style-name="P2"><text:span text:style-name="T1">text-decoration - none, overline, line-through, underline</text:span></text:p>
              </text:list-item>
              <text:list-item>
                <text:p text:style-name="P2"><text:span text:style-name="T1">text-transform - uppercase, lowercase, capitalize</text:span></text:p>
              </text:list-item>
              <text:list-item>
                <text:p text:style-name="P2"><text:span text:style-name="T1">text-indent, letter-spacing, line-height, word-spacing, white-space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on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Font can be specified as </text:p>
              </text:list-header>
              <text:list-item>
                <text:p>generic family (<text:span text:style-name="T2">serif</text:span>, sans-serif, <text:span text:style-name="T3">monospace</text:span>)</text:p>
              </text:list-item>
              <text:list-item>
                <text:p>font family (Times New Roman, Arial, Courier)</text:p>
                <text:p/>
                <text:p>.my {</text:p>
                <text:p><text:s text:c="2"/>font-family: "Lucida Console", Courier, monospace;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on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font-style - normal, italic, oblique</text:p>
              </text:list-item>
              <text:list-item>
                <text:p>font-weight - normal, bold</text:p>
              </text:list-item>
              <text:list-item>
                <text:p>font-variant - normal, small-caps</text:p>
              </text:list-item>
              <text:list-item>
                <text:p>font-size - 20px (pixels), 1.2em (ratio of default font size), 10vw (viewpoint width - depends on current browser window width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ternal fon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Google API fonts as an example:</text:p>
                <text:p><text:span text:style-name="T1">&lt;link rel="stylesheet" href="https://fonts.googleapis.com/css?family=Sofia"&gt;</text:span></text:p>
                <text:p><text:span text:style-name="T1">&lt;style&gt;</text:span></text:p>
                <text:p><text:span text:style-name="T1">body {</text:span></text:p>
                <text:p><text:span text:style-name="T1"><text:s text:c="2"/></text:span><text:span text:style-name="T1">font-family: "Sofia";</text:span></text:p>
                <text:p><text:span text:style-name="T1"><text:s text:c="2"/></text:span><text:span text:style-name="T1">font-size: 22px;</text:span></text:p>
                <text:p><text:span text:style-name="T1">}</text:span></text:p>
                <text:p><text:span text:style-name="T1">&lt;/style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is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-style-type - none, circle, square, upper-roman, lower-alpha</text:p>
              </text:list-item>
              <text:list-item>
                <text:p>list-style-image</text:p>
              </text:list-item>
              <text:list-item>
                <text:p>list-style-position - outside, inside</text:p>
              </text:list-item>
              <text:list-item>
                <text:p>list-style - shorthand for 3 ab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abl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SS properties commonly used for tables:</text:p>
              </text:list-header>
              <text:list-item>
                <text:p>border (all border properties we know)</text:p>
              </text:list-item>
              <text:list-item>
                <text:p>width, height (to control table size)</text:p>
              </text:list-item>
              <text:list-item>
                <text:p>border-collapse - to avoid double-borders</text:p>
              </text:list-item>
              <text:list-item>
                <text:p>text-align, vertical-align</text:p>
              </text:list-item>
              <text:list-item>
                <text:p>tr:hover to highlight row under cursor</text:p>
              </text:list-item>
              <text:list-item>
                <text:p>tr:nth-child() selector to make ‘zebra’ effect</text:p>
              </text:list-item>
              <text:list-item>
                <text:p>div overflow-x:auto to make table h-scrol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ayou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isplay - none, block, inline, inline-block</text:p>
                <text:p>Every element had it’s default display property (block or inline)</text:p>
              </text:list-item>
              <text:list-item>
                <text:p>width and max-width commonly used for layout contro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osi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ic - default, normal flow of the page</text:p>
              </text:list-item>
              <text:list-item>
                <text:p>relative - relative to element’s normal position (top, right, left, bottom properties controls positioning)</text:p>
              </text:list-item>
              <text:list-item>
                <text:p>fixed - relative to viewport</text:p>
              </text:list-item>
              <text:list-item>
                <text:p>absolute - to nearest positioned ancestor (not static one)</text:p>
              </text:list-item>
              <text:list-item>
                <text:p>sticky - like relative and fixed depending on scroll position</text:p>
              </text:list-item>
              <text:list-item>
                <text:p>z-index - to control who is on t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verflow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Controls what to do if content is too big to fit</text:p>
              </text:list-header>
              <text:list-item>
                <text:p>visible - everything is visible event ouside of the box</text:p>
              </text:list-item>
              <text:list-item>
                <text:p>hidden - only inside-the-box part is visible</text:p>
              </text:list-item>
              <text:list-item>
                <text:p>scroll - add scrollbars</text:p>
              </text:list-item>
              <text:list-item>
                <text:p>auto - add scrollbars if needed</text:p>
              </text:list-item>
              <text:list-item>
                <text:p>overflow-x, overflow-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loat and clea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float - sets the floating</text:p>
              </text:list-header>
              <text:list-item>
                <text:p>left, right, none, inherit</text:p>
                <text:p>clear - clears previous floating</text:p>
                <text:p/>
                <text:p>overflow:auto h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lign the el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To align block to center, use</text:p>
              </text:list-header>
              <text:list-item>
                <text:p>margin: auto;</text:p>
                <text:p>To align block to left/right, use</text:p>
              </text:list-item>
              <text:list-item>
                <text:p>position: absolute + left/right values</text:p>
              </text:list-item>
              <text:list-item>
                <text:p>or use float proper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SS combinato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A combinator explains the relationship between the selectors</text:p>
              </text:list-header>
              <text:list-item>
                <text:p><text:s text:c="4"/>descendant selector (space)</text:p>
              </text:list-item>
              <text:list-item>
                <text:p><text:s text:c="4"/>child selector (&gt;)</text:p>
              </text:list-item>
              <text:list-item>
                <text:p><text:s text:c="4"/>adjacent sibling selector (+)</text:p>
              </text:list-item>
              <text:list-item>
                <text:p><text:s text:c="4"/>general sibling selector (~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seudo-class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:hover, :link, :visited, :active (already discussed)</text:p>
              </text:list-item>
              <text:list-item>
                <text:p>:first-child, :last-child</text:p>
              </text:list-item>
              <text:list-item>
                <text:p>:enabled, :disabled</text:p>
              </text:list-item>
              <text:list-item>
                <text:p>:focus</text:p>
              </text:list-item>
              <text:list-item>
                <text:p>... (many o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seudo elemen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::after</text:p>
              </text:list-item>
              <text:list-item>
                <text:p>::before</text:p>
              </text:list-item>
              <text:list-item>
                <text:p>::first-letter</text:p>
              </text:list-item>
              <text:list-item>
                <text:p>::first-line</text:p>
              </text:list-item>
              <text:list-item>
                <text:p>::sel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pacit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opacity specified in range of 0.0 to 1.0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SS Counter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SS counters are like "variables". The variable values can be incremented by CSS rules </text:p>
              </text:list-header>
              <text:list-item>
                <text:p>counter-reset</text:p>
              </text:list-item>
              <text:list-item>
                <text:p>counter-increment</text:p>
              </text:list-item>
              <text:list-item>
                <text:p>content</text:p>
              </text:list-item>
              <text:list-item>
                <text:p>counter(), counters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3:57:18.184201945</meta:creation-date>
    <meta:editing-duration>P6DT22H11M56S</meta:editing-duration>
    <meta:editing-cycles>15</meta:editing-cycles>
    <meta:generator>LibreOffice/6.4.6.2$Linux_X86_64 LibreOffice_project/40$Build-2</meta:generator>
    <dc:title>Blue Curve</dc:title>
    <dc:date>2020-11-19T08:17:15.439407532</dc:date>
    <meta:document-statistic meta:object-count="102"/>
  </office:meta>
</office:document-meta>
</file>